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430e02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139" svg:x="3.6798in" svg:y="0.60688in" svg:width="12.3874in" svg:height="6.96172in" style:rel-width="scale" style:rel-height="scale">
          <draw:image xlink:href="media/image1.jpg" xlink:type="simple" xlink:show="embed" xlink:actuate="onLoad"/>
          <svg:title/>
          <svg:desc>Une image contenant logo, Graphique, texte, Police

Description générée automatiquement</svg:desc>
        </draw:frame>
        <draw:g draw:name="Groupe 137" draw:id="id64">
          <svg:title/>
          <svg:desc/>
          <draw:g draw:name="Groupe 14" draw:id="id65">
            <svg:title/>
            <svg:desc/>
            <draw:g draw:name="Groupe 15" draw:id="id189">
              <svg:title/>
              <svg:desc/>
              <draw:custom-shape svg:x="9.06225in" svg:y="1.23178in" svg:width="0.59036in" svg:height="0.59036in" draw:id="id195" draw:style-name="a660" draw:name="Ellipse 21">
                <svg:title/>
                <svg:desc/>
                <text:p text:style-name="a659" text:class-names="" text:cond-style-name=""><text:span text:style-name="a65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9.53816in" svg:y="1.62937in" svg:width="0.59036in" svg:height="0.59036in" draw:id="id196" draw:style-name="a663" draw:name="Ellipse 22">
                <svg:title/>
                <svg:desc/>
                <text:p text:style-name="a662" text:class-names="" text:cond-style-name=""><text:span text:style-name="a66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9.54418in" svg:y="0.83419in" svg:width="0.59036in" svg:height="0.59036in" draw:id="id197" draw:style-name="a666" draw:name="Ellipse 23">
                <svg:title/>
                <svg:desc/>
                <text:p text:style-name="a665" text:class-names="" text:cond-style-name=""><text:span text:style-name="a66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10.01205in" svg:y="1.24182in" svg:width="0.59036in" svg:height="0.59036in" draw:id="id198" draw:style-name="a669" draw:name="Ellipse 24">
                <svg:title/>
                <svg:desc/>
                <text:p text:style-name="a668" text:class-names="" text:cond-style-name=""><text:span text:style-name="a66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g draw:name="Groupe 16" draw:id="id190">
              <svg:title/>
              <svg:desc/>
              <draw:custom-shape svg:x="10.03615in" svg:y="2.04905in" svg:width="0.59036in" svg:height="0.59036in" draw:id="id191" draw:style-name="a648" draw:name="Ellipse 17">
                <svg:title/>
                <svg:desc/>
                <text:p text:style-name="a647" text:class-names="" text:cond-style-name=""><text:span text:style-name="a64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10.51205in" svg:y="2.44664in" svg:width="0.59036in" svg:height="0.59036in" draw:id="id192" draw:style-name="a651" draw:name="Ellipse 18">
                <svg:title/>
                <svg:desc/>
                <text:p text:style-name="a650" text:class-names="" text:cond-style-name=""><text:span text:style-name="a64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10.51808in" svg:y="1.65146in" svg:width="0.59036in" svg:height="0.59036in" draw:id="id193" draw:style-name="a654" draw:name="Ellipse 19">
                <svg:title/>
                <svg:desc/>
                <text:p text:style-name="a653" text:class-names="" text:cond-style-name=""><text:span text:style-name="a65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10.98594in" svg:y="2.05909in" svg:width="0.59036in" svg:height="0.59036in" draw:id="id194" draw:style-name="a657" draw:name="Ellipse 20">
                <svg:title/>
                <svg:desc/>
                <text:p text:style-name="a656" text:class-names="" text:cond-style-name=""><text:span text:style-name="a65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</draw:g>
          <draw:g draw:name="Groupe 69" draw:id="id66">
            <svg:title/>
            <svg:desc/>
            <draw:g draw:name="Groupe 13" draw:id="id134">
              <svg:title/>
              <svg:desc/>
              <draw:g draw:name="Groupe 7" draw:id="id179">
                <svg:title/>
                <svg:desc/>
                <draw:custom-shape svg:x="10.01205in" svg:y="0.42556in" svg:width="0.59036in" svg:height="0.59036in" draw:id="id185" draw:style-name="a636" draw:name="Ellipse 3">
                  <svg:title/>
                  <svg:desc/>
                  <text:p text:style-name="a635" text:class-names="" text:cond-style-name=""><text:span text:style-name="a63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48795in" svg:y="0.82315in" svg:width="0.59036in" svg:height="0.59036in" draw:id="id186" draw:style-name="a639" draw:name="Ellipse 4">
                  <svg:title/>
                  <svg:desc/>
                  <text:p text:style-name="a638" text:class-names="" text:cond-style-name=""><text:span text:style-name="a63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49398in" svg:y="0.02797in" svg:width="0.59036in" svg:height="0.59036in" draw:id="id187" draw:style-name="a642" draw:name="Ellipse 5">
                  <svg:title/>
                  <svg:desc/>
                  <text:p text:style-name="a641" text:class-names="" text:cond-style-name=""><text:span text:style-name="a64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96184in" svg:y="0.43559in" svg:width="0.59036in" svg:height="0.59036in" draw:id="id188" draw:style-name="a645" draw:name="Ellipse 6">
                  <svg:title/>
                  <svg:desc/>
                  <text:p text:style-name="a644" text:class-names="" text:cond-style-name=""><text:span text:style-name="a64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8" draw:id="id180">
                <svg:title/>
                <svg:desc/>
                <draw:custom-shape svg:x="10.98594in" svg:y="1.24283in" svg:width="0.59036in" svg:height="0.59036in" draw:id="id181" draw:style-name="a624" draw:name="Ellipse 9">
                  <svg:title/>
                  <svg:desc/>
                  <text:p text:style-name="a623" text:class-names="" text:cond-style-name=""><text:span text:style-name="a62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46185in" svg:y="1.64042in" svg:width="0.59036in" svg:height="0.59036in" draw:id="id182" draw:style-name="a627" draw:name="Ellipse 10">
                  <svg:title/>
                  <svg:desc/>
                  <text:p text:style-name="a626" text:class-names="" text:cond-style-name=""><text:span text:style-name="a62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46787in" svg:y="0.84524in" svg:width="0.59036in" svg:height="0.59036in" draw:id="id183" draw:style-name="a630" draw:name="Ellipse 11">
                  <svg:title/>
                  <svg:desc/>
                  <text:p text:style-name="a629" text:class-names="" text:cond-style-name=""><text:span text:style-name="a62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93574in" svg:y="1.25286in" svg:width="0.59036in" svg:height="0.59036in" draw:id="id184" draw:style-name="a633" draw:name="Ellipse 12">
                  <svg:title/>
                  <svg:desc/>
                  <text:p text:style-name="a632" text:class-names="" text:cond-style-name=""><text:span text:style-name="a63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25" draw:id="id135">
              <svg:title/>
              <svg:desc/>
              <draw:g draw:name="Groupe 26" draw:id="id169">
                <svg:title/>
                <svg:desc/>
                <draw:custom-shape svg:x="11.90361in" svg:y="2.09308in" svg:width="0.59036in" svg:height="0.59036in" draw:id="id175" draw:style-name="a612" draw:name="Ellipse 32">
                  <svg:title/>
                  <svg:desc/>
                  <text:p text:style-name="a611" text:class-names="" text:cond-style-name=""><text:span text:style-name="a61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2.37952in" svg:y="2.49067in" svg:width="0.59036in" svg:height="0.59036in" draw:id="id176" draw:style-name="a615" draw:name="Ellipse 33">
                  <svg:title/>
                  <svg:desc/>
                  <text:p text:style-name="a614" text:class-names="" text:cond-style-name=""><text:span text:style-name="a61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2.38554in" svg:y="1.69549in" svg:width="0.59036in" svg:height="0.59036in" draw:id="id177" draw:style-name="a618" draw:name="Ellipse 34">
                  <svg:title/>
                  <svg:desc/>
                  <text:p text:style-name="a617" text:class-names="" text:cond-style-name=""><text:span text:style-name="a61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2.85341in" svg:y="2.10312in" svg:width="0.59036in" svg:height="0.59036in" draw:id="id178" draw:style-name="a621" draw:name="Ellipse 35">
                  <svg:title/>
                  <svg:desc/>
                  <text:p text:style-name="a620" text:class-names="" text:cond-style-name=""><text:span text:style-name="a61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27" draw:id="id170">
                <svg:title/>
                <svg:desc/>
                <draw:custom-shape svg:x="12.87751in" svg:y="2.91035in" svg:width="0.59036in" svg:height="0.59036in" draw:id="id171" draw:style-name="a600" draw:name="Ellipse 28">
                  <svg:title/>
                  <svg:desc/>
                  <text:p text:style-name="a599" text:class-names="" text:cond-style-name=""><text:span text:style-name="a59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3.35341in" svg:y="3.30794in" svg:width="0.59036in" svg:height="0.59036in" draw:id="id172" draw:style-name="a603" draw:name="Ellipse 29">
                  <svg:title/>
                  <svg:desc/>
                  <text:p text:style-name="a602" text:class-names="" text:cond-style-name=""><text:span text:style-name="a60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3.35943in" svg:y="2.51276in" svg:width="0.59036in" svg:height="0.59036in" draw:id="id173" draw:style-name="a606" draw:name="Ellipse 30">
                  <svg:title/>
                  <svg:desc/>
                  <text:p text:style-name="a605" text:class-names="" text:cond-style-name=""><text:span text:style-name="a60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3.8273in" svg:y="2.92039in" svg:width="0.59036in" svg:height="0.59036in" draw:id="id174" draw:style-name="a609" draw:name="Ellipse 31">
                  <svg:title/>
                  <svg:desc/>
                  <text:p text:style-name="a608" text:class-names="" text:cond-style-name=""><text:span text:style-name="a60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36" draw:id="id136">
              <svg:title/>
              <svg:desc/>
              <draw:g draw:name="Groupe 37" draw:id="id159">
                <svg:title/>
                <svg:desc/>
                <draw:custom-shape svg:x="10.9759in" svg:y="2.95839in" svg:width="0.59036in" svg:height="0.59036in" draw:id="id165" draw:style-name="a588" draw:name="Ellipse 43">
                  <svg:title/>
                  <svg:desc/>
                  <text:p text:style-name="a587" text:class-names="" text:cond-style-name=""><text:span text:style-name="a58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45181in" svg:y="3.35598in" svg:width="0.59036in" svg:height="0.59036in" draw:id="id166" draw:style-name="a591" draw:name="Ellipse 44">
                  <svg:title/>
                  <svg:desc/>
                  <text:p text:style-name="a590" text:class-names="" text:cond-style-name=""><text:span text:style-name="a58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45783in" svg:y="2.5608in" svg:width="0.59036in" svg:height="0.59036in" draw:id="id167" draw:style-name="a594" draw:name="Ellipse 45">
                  <svg:title/>
                  <svg:desc/>
                  <text:p text:style-name="a593" text:class-names="" text:cond-style-name=""><text:span text:style-name="a59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9257in" svg:y="2.96843in" svg:width="0.59036in" svg:height="0.59036in" draw:id="id168" draw:style-name="a597" draw:name="Ellipse 46">
                  <svg:title/>
                  <svg:desc/>
                  <text:p text:style-name="a596" text:class-names="" text:cond-style-name=""><text:span text:style-name="a59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38" draw:id="id160">
                <svg:title/>
                <svg:desc/>
                <draw:custom-shape svg:x="11.9498in" svg:y="3.77566in" svg:width="0.59036in" svg:height="0.59036in" draw:id="id161" draw:style-name="a576" draw:name="Ellipse 39">
                  <svg:title/>
                  <svg:desc/>
                  <text:p text:style-name="a575" text:class-names="" text:cond-style-name=""><text:span text:style-name="a57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2.4257in" svg:y="4.17325in" svg:width="0.59036in" svg:height="0.59036in" draw:id="id162" draw:style-name="a579" draw:name="Ellipse 40">
                  <svg:title/>
                  <svg:desc/>
                  <text:p text:style-name="a578" text:class-names="" text:cond-style-name=""><text:span text:style-name="a57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2.43173in" svg:y="3.37807in" svg:width="0.59036in" svg:height="0.59036in" draw:id="id163" draw:style-name="a582" draw:name="Ellipse 41">
                  <svg:title/>
                  <svg:desc/>
                  <text:p text:style-name="a581" text:class-names="" text:cond-style-name=""><text:span text:style-name="a58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2.89959in" svg:y="3.7857in" svg:width="0.59036in" svg:height="0.59036in" draw:id="id164" draw:style-name="a585" draw:name="Ellipse 42">
                  <svg:title/>
                  <svg:desc/>
                  <text:p text:style-name="a584" text:class-names="" text:cond-style-name=""><text:span text:style-name="a58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47" draw:id="id137">
              <svg:title/>
              <svg:desc/>
              <draw:g draw:name="Groupe 48" draw:id="id149">
                <svg:title/>
                <svg:desc/>
                <draw:custom-shape svg:x="8.15663in" svg:y="2.10412in" svg:width="0.59036in" svg:height="0.59036in" draw:id="id155" draw:style-name="a564" draw:name="Ellipse 54">
                  <svg:title/>
                  <svg:desc/>
                  <text:p text:style-name="a563" text:class-names="" text:cond-style-name=""><text:span text:style-name="a56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3253in" svg:y="2.50171in" svg:width="0.59036in" svg:height="0.59036in" draw:id="id156" draw:style-name="a567" draw:name="Ellipse 55">
                  <svg:title/>
                  <svg:desc/>
                  <text:p text:style-name="a566" text:class-names="" text:cond-style-name=""><text:span text:style-name="a56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3856in" svg:y="1.70653in" svg:width="0.59036in" svg:height="0.59036in" draw:id="id157" draw:style-name="a570" draw:name="Ellipse 56">
                  <svg:title/>
                  <svg:desc/>
                  <text:p text:style-name="a569" text:class-names="" text:cond-style-name=""><text:span text:style-name="a56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10643in" svg:y="2.11416in" svg:width="0.59036in" svg:height="0.59036in" draw:id="id158" draw:style-name="a573" draw:name="Ellipse 57">
                  <svg:title/>
                  <svg:desc/>
                  <text:p text:style-name="a572" text:class-names="" text:cond-style-name=""><text:span text:style-name="a57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49" draw:id="id150">
                <svg:title/>
                <svg:desc/>
                <draw:custom-shape svg:x="9.13052in" svg:y="2.92139in" svg:width="0.59036in" svg:height="0.59036in" draw:id="id151" draw:style-name="a552" draw:name="Ellipse 50">
                  <svg:title/>
                  <svg:desc/>
                  <text:p text:style-name="a551" text:class-names="" text:cond-style-name=""><text:span text:style-name="a55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60643in" svg:y="3.31898in" svg:width="0.59036in" svg:height="0.59036in" draw:id="id152" draw:style-name="a555" draw:name="Ellipse 51">
                  <svg:title/>
                  <svg:desc/>
                  <text:p text:style-name="a554" text:class-names="" text:cond-style-name=""><text:span text:style-name="a55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61245in" svg:y="2.5238in" svg:width="0.59036in" svg:height="0.59036in" draw:id="id153" draw:style-name="a558" draw:name="Ellipse 52">
                  <svg:title/>
                  <svg:desc/>
                  <text:p text:style-name="a557" text:class-names="" text:cond-style-name=""><text:span text:style-name="a55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08032in" svg:y="2.93143in" svg:width="0.59036in" svg:height="0.59036in" draw:id="id154" draw:style-name="a561" draw:name="Ellipse 53">
                  <svg:title/>
                  <svg:desc/>
                  <text:p text:style-name="a560" text:class-names="" text:cond-style-name=""><text:span text:style-name="a55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58" draw:id="id138">
              <svg:title/>
              <svg:desc/>
              <draw:g draw:name="Groupe 59" draw:id="id139">
                <svg:title/>
                <svg:desc/>
                <draw:custom-shape svg:x="10.03615in" svg:y="3.78269in" svg:width="0.59036in" svg:height="0.59036in" draw:id="id145" draw:style-name="a540" draw:name="Ellipse 65">
                  <svg:title/>
                  <svg:desc/>
                  <text:p text:style-name="a539" text:class-names="" text:cond-style-name=""><text:span text:style-name="a53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51205in" svg:y="4.18028in" svg:width="0.59036in" svg:height="0.59036in" draw:id="id146" draw:style-name="a543" draw:name="Ellipse 66">
                  <svg:title/>
                  <svg:desc/>
                  <text:p text:style-name="a542" text:class-names="" text:cond-style-name=""><text:span text:style-name="a54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51808in" svg:y="3.3851in" svg:width="0.59036in" svg:height="0.59036in" draw:id="id147" draw:style-name="a546" draw:name="Ellipse 67">
                  <svg:title/>
                  <svg:desc/>
                  <text:p text:style-name="a545" text:class-names="" text:cond-style-name=""><text:span text:style-name="a54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98594in" svg:y="3.79273in" svg:width="0.59036in" svg:height="0.59036in" draw:id="id148" draw:style-name="a549" draw:name="Ellipse 68">
                  <svg:title/>
                  <svg:desc/>
                  <text:p text:style-name="a548" text:class-names="" text:cond-style-name=""><text:span text:style-name="a54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60" draw:id="id140">
                <svg:title/>
                <svg:desc/>
                <draw:custom-shape svg:x="11.01004in" svg:y="4.59996in" svg:width="0.59036in" svg:height="0.59036in" draw:id="id141" draw:style-name="a528" draw:name="Ellipse 61">
                  <svg:title/>
                  <svg:desc/>
                  <text:p text:style-name="a527" text:class-names="" text:cond-style-name=""><text:span text:style-name="a52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48594in" svg:y="4.99755in" svg:width="0.59036in" svg:height="0.59036in" draw:id="id142" draw:style-name="a531" draw:name="Ellipse 62">
                  <svg:title/>
                  <svg:desc/>
                  <text:p text:style-name="a530" text:class-names="" text:cond-style-name=""><text:span text:style-name="a52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49197in" svg:y="4.20237in" svg:width="0.59036in" svg:height="0.59036in" draw:id="id143" draw:style-name="a534" draw:name="Ellipse 63">
                  <svg:title/>
                  <svg:desc/>
                  <text:p text:style-name="a533" text:class-names="" text:cond-style-name=""><text:span text:style-name="a53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1.95984in" svg:y="4.61in" svg:width="0.59036in" svg:height="0.59036in" draw:id="id144" draw:style-name="a537" draw:name="Ellipse 64">
                  <svg:title/>
                  <svg:desc/>
                  <text:p text:style-name="a536" text:class-names="" text:cond-style-name=""><text:span text:style-name="a53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</draw:g>
          <draw:g draw:name="Groupe 70" draw:id="id67">
            <svg:title/>
            <svg:desc/>
            <draw:g draw:name="Groupe 71" draw:id="id79">
              <svg:title/>
              <svg:desc/>
              <draw:g draw:name="Groupe 116" draw:id="id124">
                <svg:title/>
                <svg:desc/>
                <draw:custom-shape svg:x="7.16467in" svg:y="2.92039in" svg:width="0.59036in" svg:height="0.59036in" draw:id="id130" draw:style-name="a516" draw:name="Ellipse 122">
                  <svg:title/>
                  <svg:desc/>
                  <text:p text:style-name="a515" text:class-names="" text:cond-style-name=""><text:span text:style-name="a51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7.64057in" svg:y="3.31798in" svg:width="0.59036in" svg:height="0.59036in" draw:id="id131" draw:style-name="a519" draw:name="Ellipse 123">
                  <svg:title/>
                  <svg:desc/>
                  <text:p text:style-name="a518" text:class-names="" text:cond-style-name=""><text:span text:style-name="a51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7.64659in" svg:y="2.5228in" svg:width="0.59036in" svg:height="0.59036in" draw:id="id132" draw:style-name="a522" draw:name="Ellipse 124">
                  <svg:title/>
                  <svg:desc/>
                  <text:p text:style-name="a521" text:class-names="" text:cond-style-name=""><text:span text:style-name="a52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11446in" svg:y="2.93042in" svg:width="0.59036in" svg:height="0.59036in" draw:id="id133" draw:style-name="a525" draw:name="Ellipse 125">
                  <svg:title/>
                  <svg:desc/>
                  <text:p text:style-name="a524" text:class-names="" text:cond-style-name=""><text:span text:style-name="a52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117" draw:id="id125">
                <svg:title/>
                <svg:desc/>
                <draw:custom-shape svg:x="8.13856in" svg:y="3.73766in" svg:width="0.59036in" svg:height="0.59036in" draw:id="id126" draw:style-name="a504" draw:name="Ellipse 118">
                  <svg:title/>
                  <svg:desc/>
                  <text:p text:style-name="a503" text:class-names="" text:cond-style-name=""><text:span text:style-name="a50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1446in" svg:y="4.13524in" svg:width="0.59036in" svg:height="0.59036in" draw:id="id127" draw:style-name="a507" draw:name="Ellipse 119">
                  <svg:title/>
                  <svg:desc/>
                  <text:p text:style-name="a506" text:class-names="" text:cond-style-name=""><text:span text:style-name="a50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2049in" svg:y="3.34007in" svg:width="0.59036in" svg:height="0.59036in" draw:id="id128" draw:style-name="a510" draw:name="Ellipse 120">
                  <svg:title/>
                  <svg:desc/>
                  <text:p text:style-name="a509" text:class-names="" text:cond-style-name=""><text:span text:style-name="a50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08836in" svg:y="3.74769in" svg:width="0.59036in" svg:height="0.59036in" draw:id="id129" draw:style-name="a513" draw:name="Ellipse 121">
                  <svg:title/>
                  <svg:desc/>
                  <text:p text:style-name="a512" text:class-names="" text:cond-style-name=""><text:span text:style-name="a51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72" draw:id="id80">
              <svg:title/>
              <svg:desc/>
              <draw:g draw:name="Groupe 106" draw:id="id114">
                <svg:title/>
                <svg:desc/>
                <draw:custom-shape svg:x="9.05623in" svg:y="4.58791in" svg:width="0.59036in" svg:height="0.59036in" draw:id="id120" draw:style-name="a492" draw:name="Ellipse 112">
                  <svg:title/>
                  <svg:desc/>
                  <text:p text:style-name="a491" text:class-names="" text:cond-style-name=""><text:span text:style-name="a49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53213in" svg:y="4.9855in" svg:width="0.59036in" svg:height="0.59036in" draw:id="id121" draw:style-name="a495" draw:name="Ellipse 113">
                  <svg:title/>
                  <svg:desc/>
                  <text:p text:style-name="a494" text:class-names="" text:cond-style-name=""><text:span text:style-name="a49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53816in" svg:y="4.19032in" svg:width="0.59036in" svg:height="0.59036in" draw:id="id122" draw:style-name="a498" draw:name="Ellipse 114">
                  <svg:title/>
                  <svg:desc/>
                  <text:p text:style-name="a497" text:class-names="" text:cond-style-name=""><text:span text:style-name="a49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00602in" svg:y="4.59795in" svg:width="0.59036in" svg:height="0.59036in" draw:id="id123" draw:style-name="a501" draw:name="Ellipse 115">
                  <svg:title/>
                  <svg:desc/>
                  <text:p text:style-name="a500" text:class-names="" text:cond-style-name=""><text:span text:style-name="a49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107" draw:id="id115">
                <svg:title/>
                <svg:desc/>
                <draw:custom-shape svg:x="10.03012in" svg:y="5.40518in" svg:width="0.59036in" svg:height="0.59036in" draw:id="id116" draw:style-name="a480" draw:name="Ellipse 108">
                  <svg:title/>
                  <svg:desc/>
                  <text:p text:style-name="a479" text:class-names="" text:cond-style-name=""><text:span text:style-name="a47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50603in" svg:y="5.80277in" svg:width="0.59036in" svg:height="0.59036in" draw:id="id117" draw:style-name="a483" draw:name="Ellipse 109">
                  <svg:title/>
                  <svg:desc/>
                  <text:p text:style-name="a482" text:class-names="" text:cond-style-name=""><text:span text:style-name="a48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51205in" svg:y="5.00759in" svg:width="0.59036in" svg:height="0.59036in" draw:id="id118" draw:style-name="a486" draw:name="Ellipse 110">
                  <svg:title/>
                  <svg:desc/>
                  <text:p text:style-name="a485" text:class-names="" text:cond-style-name=""><text:span text:style-name="a48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97992in" svg:y="5.41522in" svg:width="0.59036in" svg:height="0.59036in" draw:id="id119" draw:style-name="a489" draw:name="Ellipse 111">
                  <svg:title/>
                  <svg:desc/>
                  <text:p text:style-name="a488" text:class-names="" text:cond-style-name=""><text:span text:style-name="a48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73" draw:id="id81">
              <svg:title/>
              <svg:desc/>
              <draw:g draw:name="Groupe 96" draw:id="id104">
                <svg:title/>
                <svg:desc/>
                <draw:custom-shape svg:x="8.12852in" svg:y="5.45322in" svg:width="0.59036in" svg:height="0.59036in" draw:id="id110" draw:style-name="a468" draw:name="Ellipse 102">
                  <svg:title/>
                  <svg:desc/>
                  <text:p text:style-name="a467" text:class-names="" text:cond-style-name=""><text:span text:style-name="a46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0442in" svg:y="5.85081in" svg:width="0.59036in" svg:height="0.59036in" draw:id="id111" draw:style-name="a471" draw:name="Ellipse 103">
                  <svg:title/>
                  <svg:desc/>
                  <text:p text:style-name="a470" text:class-names="" text:cond-style-name=""><text:span text:style-name="a46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1045in" svg:y="5.05563in" svg:width="0.59036in" svg:height="0.59036in" draw:id="id112" draw:style-name="a474" draw:name="Ellipse 104">
                  <svg:title/>
                  <svg:desc/>
                  <text:p text:style-name="a473" text:class-names="" text:cond-style-name=""><text:span text:style-name="a47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07832in" svg:y="5.46326in" svg:width="0.59036in" svg:height="0.59036in" draw:id="id113" draw:style-name="a477" draw:name="Ellipse 105">
                  <svg:title/>
                  <svg:desc/>
                  <text:p text:style-name="a476" text:class-names="" text:cond-style-name=""><text:span text:style-name="a47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97" draw:id="id105">
                <svg:title/>
                <svg:desc/>
                <draw:custom-shape svg:x="9.10241in" svg:y="6.27049in" svg:width="0.59036in" svg:height="0.59036in" draw:id="id106" draw:style-name="a456" draw:name="Ellipse 98">
                  <svg:title/>
                  <svg:desc/>
                  <text:p text:style-name="a455" text:class-names="" text:cond-style-name=""><text:span text:style-name="a45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57832in" svg:y="6.66808in" svg:width="0.59036in" svg:height="0.59036in" draw:id="id107" draw:style-name="a459" draw:name="Ellipse 99">
                  <svg:title/>
                  <svg:desc/>
                  <text:p text:style-name="a458" text:class-names="" text:cond-style-name=""><text:span text:style-name="a45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58434in" svg:y="5.8729in" svg:width="0.59036in" svg:height="0.59036in" draw:id="id108" draw:style-name="a462" draw:name="Ellipse 100">
                  <svg:title/>
                  <svg:desc/>
                  <text:p text:style-name="a461" text:class-names="" text:cond-style-name=""><text:span text:style-name="a46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05221in" svg:y="6.28053in" svg:width="0.59036in" svg:height="0.59036in" draw:id="id109" draw:style-name="a465" draw:name="Ellipse 101">
                  <svg:title/>
                  <svg:desc/>
                  <text:p text:style-name="a464" text:class-names="" text:cond-style-name=""><text:span text:style-name="a46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74" draw:id="id82">
              <svg:title/>
              <svg:desc/>
              <draw:g draw:name="Groupe 86" draw:id="id94">
                <svg:title/>
                <svg:desc/>
                <draw:custom-shape svg:x="5.30925in" svg:y="4.59895in" svg:width="0.59036in" svg:height="0.59036in" draw:id="id100" draw:style-name="a444" draw:name="Ellipse 92">
                  <svg:title/>
                  <svg:desc/>
                  <text:p text:style-name="a443" text:class-names="" text:cond-style-name=""><text:span text:style-name="a44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5.78515in" svg:y="4.99654in" svg:width="0.59036in" svg:height="0.59036in" draw:id="id101" draw:style-name="a447" draw:name="Ellipse 93">
                  <svg:title/>
                  <svg:desc/>
                  <text:p text:style-name="a446" text:class-names="" text:cond-style-name=""><text:span text:style-name="a44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5.79117in" svg:y="4.20136in" svg:width="0.59036in" svg:height="0.59036in" draw:id="id102" draw:style-name="a450" draw:name="Ellipse 94">
                  <svg:title/>
                  <svg:desc/>
                  <text:p text:style-name="a449" text:class-names="" text:cond-style-name=""><text:span text:style-name="a44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25904in" svg:y="4.60899in" svg:width="0.59036in" svg:height="0.59036in" draw:id="id103" draw:style-name="a453" draw:name="Ellipse 95">
                  <svg:title/>
                  <svg:desc/>
                  <text:p text:style-name="a452" text:class-names="" text:cond-style-name=""><text:span text:style-name="a45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87" draw:id="id95">
                <svg:title/>
                <svg:desc/>
                <draw:custom-shape svg:x="6.28314in" svg:y="5.41622in" svg:width="0.59036in" svg:height="0.59036in" draw:id="id96" draw:style-name="a432" draw:name="Ellipse 88">
                  <svg:title/>
                  <svg:desc/>
                  <text:p text:style-name="a431" text:class-names="" text:cond-style-name=""><text:span text:style-name="a43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75904in" svg:y="5.81381in" svg:width="0.59036in" svg:height="0.59036in" draw:id="id97" draw:style-name="a435" draw:name="Ellipse 89">
                  <svg:title/>
                  <svg:desc/>
                  <text:p text:style-name="a434" text:class-names="" text:cond-style-name=""><text:span text:style-name="a43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76507in" svg:y="5.01863in" svg:width="0.59036in" svg:height="0.59036in" draw:id="id98" draw:style-name="a438" draw:name="Ellipse 90">
                  <svg:title/>
                  <svg:desc/>
                  <text:p text:style-name="a437" text:class-names="" text:cond-style-name=""><text:span text:style-name="a43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7.23294in" svg:y="5.42626in" svg:width="0.59036in" svg:height="0.59036in" draw:id="id99" draw:style-name="a441" draw:name="Ellipse 91">
                  <svg:title/>
                  <svg:desc/>
                  <text:p text:style-name="a440" text:class-names="" text:cond-style-name=""><text:span text:style-name="a43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  <draw:g draw:name="Groupe 75" draw:id="id83">
              <svg:title/>
              <svg:desc/>
              <draw:g draw:name="Groupe 76" draw:id="id84">
                <svg:title/>
                <svg:desc/>
                <draw:custom-shape svg:x="7.18876in" svg:y="6.27752in" svg:width="0.59036in" svg:height="0.59036in" draw:id="id90" draw:style-name="a420" draw:name="Ellipse 82">
                  <svg:title/>
                  <svg:desc/>
                  <text:p text:style-name="a419" text:class-names="" text:cond-style-name=""><text:span text:style-name="a418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7.66467in" svg:y="6.67511in" svg:width="0.59036in" svg:height="0.59036in" draw:id="id91" draw:style-name="a423" draw:name="Ellipse 83">
                  <svg:title/>
                  <svg:desc/>
                  <text:p text:style-name="a422" text:class-names="" text:cond-style-name=""><text:span text:style-name="a42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7.67069in" svg:y="5.87993in" svg:width="0.59036in" svg:height="0.59036in" draw:id="id92" draw:style-name="a426" draw:name="Ellipse 84">
                  <svg:title/>
                  <svg:desc/>
                  <text:p text:style-name="a425" text:class-names="" text:cond-style-name=""><text:span text:style-name="a42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13856in" svg:y="6.28756in" svg:width="0.59036in" svg:height="0.59036in" draw:id="id93" draw:style-name="a429" draw:name="Ellipse 85">
                  <svg:title/>
                  <svg:desc/>
                  <text:p text:style-name="a428" text:class-names="" text:cond-style-name=""><text:span text:style-name="a42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g draw:name="Groupe 77" draw:id="id85">
                <svg:title/>
                <svg:desc/>
                <draw:custom-shape svg:x="8.16266in" svg:y="7.09479in" svg:width="0.59036in" svg:height="0.59036in" draw:id="id86" draw:style-name="a408" draw:name="Ellipse 78">
                  <svg:title/>
                  <svg:desc/>
                  <text:p text:style-name="a407" text:class-names="" text:cond-style-name=""><text:span text:style-name="a40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3856in" svg:y="7.49238in" svg:width="0.59036in" svg:height="0.59036in" draw:id="id87" draw:style-name="a411" draw:name="Ellipse 79">
                  <svg:title/>
                  <svg:desc/>
                  <text:p text:style-name="a410" text:class-names="" text:cond-style-name=""><text:span text:style-name="a40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8.64459in" svg:y="6.6972in" svg:width="0.59036in" svg:height="0.59036in" draw:id="id88" draw:style-name="a414" draw:name="Ellipse 80">
                  <svg:title/>
                  <svg:desc/>
                  <text:p text:style-name="a413" text:class-names="" text:cond-style-name=""><text:span text:style-name="a41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9.11245in" svg:y="7.10483in" svg:width="0.59036in" svg:height="0.59036in" draw:id="id89" draw:style-name="a417" draw:name="Ellipse 81">
                  <svg:title/>
                  <svg:desc/>
                  <text:p text:style-name="a416" text:class-names="" text:cond-style-name=""><text:span text:style-name="a41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</draw:g>
          </draw:g>
          <draw:g draw:name="Groupe 126" draw:id="id68">
            <svg:title/>
            <svg:desc/>
            <draw:g draw:name="Groupe 127" draw:id="id69">
              <svg:title/>
              <svg:desc/>
              <draw:custom-shape svg:x="6.25302in" svg:y="3.76138in" svg:width="0.59036in" svg:height="0.59036in" draw:id="id75" draw:style-name="a396" draw:name="Ellipse 133">
                <svg:title/>
                <svg:desc/>
                <text:p text:style-name="a395" text:class-names="" text:cond-style-name=""><text:span text:style-name="a39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6.72892in" svg:y="4.15897in" svg:width="0.59036in" svg:height="0.59036in" draw:id="id76" draw:style-name="a399" draw:name="Ellipse 134">
                <svg:title/>
                <svg:desc/>
                <text:p text:style-name="a398" text:class-names="" text:cond-style-name=""><text:span text:style-name="a397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6.73494in" svg:y="3.36379in" svg:width="0.59036in" svg:height="0.59036in" draw:id="id77" draw:style-name="a402" draw:name="Ellipse 135">
                <svg:title/>
                <svg:desc/>
                <text:p text:style-name="a401" text:class-names="" text:cond-style-name=""><text:span text:style-name="a40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7.20281in" svg:y="3.77142in" svg:width="0.59036in" svg:height="0.59036in" draw:id="id78" draw:style-name="a405" draw:name="Ellipse 136">
                <svg:title/>
                <svg:desc/>
                <text:p text:style-name="a404" text:class-names="" text:cond-style-name=""><text:span text:style-name="a40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  <draw:g draw:name="Groupe 128" draw:id="id70">
              <svg:title/>
              <svg:desc/>
              <draw:custom-shape svg:x="7.22691in" svg:y="4.57865in" svg:width="0.59036in" svg:height="0.59036in" draw:id="id71" draw:style-name="a384" draw:name="Ellipse 129">
                <svg:title/>
                <svg:desc/>
                <text:p text:style-name="a383" text:class-names="" text:cond-style-name=""><text:span text:style-name="a38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7.70281in" svg:y="4.97624in" svg:width="0.59036in" svg:height="0.59036in" draw:id="id72" draw:style-name="a387" draw:name="Ellipse 130">
                <svg:title/>
                <svg:desc/>
                <text:p text:style-name="a386" text:class-names="" text:cond-style-name=""><text:span text:style-name="a38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7.70884in" svg:y="4.18106in" svg:width="0.59036in" svg:height="0.59036in" draw:id="id73" draw:style-name="a390" draw:name="Ellipse 131">
                <svg:title/>
                <svg:desc/>
                <text:p text:style-name="a389" text:class-names="" text:cond-style-name=""><text:span text:style-name="a38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custom-shape svg:x="8.17671in" svg:y="4.58869in" svg:width="0.59036in" svg:height="0.59036in" draw:id="id74" draw:style-name="a393" draw:name="Ellipse 132">
                <svg:title/>
                <svg:desc/>
                <text:p text:style-name="a392" text:class-names="" text:cond-style-name=""><text:span text:style-name="a39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a5300f" draw:opacity="100%" draw:stroke="solid" svg:stroke-width="0.01389in" svg:stroke-color="#430e02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Nicolas Hervé</meta:initial-creator>
    <dc:creator>Nicolas Hervé</dc:creator>
    <meta:creation-date>2024-02-25T10:46:33Z</meta:creation-date>
    <dc:date>2024-02-25T10:57:34Z</dc:date>
    <meta:editing-cycles>1</meta:editing-cycles>
    <meta:editing-duration>PT661S</meta:editing-duration>
    <meta:document-statistic meta:paragraph-count="0" meta:word-count="0"/>
  </office:meta>
</office:document-meta>
</file>